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3" table:number-columns-repeated="4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Font features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Kerning status (eng: VAV)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Kerning status (rus: Г.)</text:p>
          </table:table-cell>
          <table:covered-table-cell table:style-name="ce1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Have «kern»</text:p>
          </table:table-cell>
          <table:table-cell table:style-name="ce1" office:value-type="string" calcext:value-type="string">
            <text:p>Have «GPOS»</text:p>
          </table:table-cell>
          <table:table-cell table:style-name="ce1" office:value-type="string" calcext:value-type="string">
            <text:p>hb_shape()</text:p>
          </table:table-cell>
          <table:table-cell table:style-name="ce1" office:value-type="string" calcext:value-type="string">
            <text:p>hb_font_get_glyph_h_kerning()</text:p>
          </table:table-cell>
          <table:table-cell table:style-name="ce1" office:value-type="string" calcext:value-type="string">
            <text:p>hb_shape()</text:p>
          </table:table-cell>
          <table:table-cell table:style-name="ce1" office:value-type="string" calcext:value-type="string">
            <text:p>hb_font_get_glyph_h_kerning()</text:p>
          </table:table-cell>
        </table:table-row>
        <table:table-row table:style-name="ro1">
          <table:table-cell/>
          <table:table-cell office:value-type="string" calcext:value-type="string">
            <text:p>Noto Serif Regul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Noto Serif Ital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Noto Serif Bol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Noto Serif Bold Ital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ejaVu Sans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ejaVu Sans Oblique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ejaVu Sans Bold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ejaVu Sans Bold Oblique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ejaVu Serif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ejaVu Serif Italic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ejaVu Serif Bold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ejaVu Serif Bold Italic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roid Sa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roid Sans Bol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roid Serif Regul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roid Serif Ital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roid Serif Bol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roid Serif Bold Ital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UTRG____.pfa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UTI_____.pfa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UTB_____.pfa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UTBI____.pfa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.00.0000</text:date>, <text:time style:data-style-name="N2" text:time-value="19:01:39.41050743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5:56:46.081852731</meta:creation-date>
    <meta:generator>LibreOffice/5.4.5.1$Linux_X86_64 LibreOffice_project/40m0$Build-1</meta:generator>
    <dc:date>2018-03-14T19:58:04.347321413</dc:date>
    <meta:editing-duration>PT1H20M20S</meta:editing-duration>
    <meta:editing-cycles>15</meta:editing-cycles>
    <meta:document-statistic meta:table-count="1" meta:cell-count="141" meta:object-count="0"/>
  </office:meta>
</office:document-meta>
</file>